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2]</text:p>
      <text:p text:style-name="Text_20_body">[ScID:2]</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text:span text:style-name="T2">Planet books</text:span> have a chess title on sale." - "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1]</text:p>
      <text:p text:style-name="Text_20_body">[ScID:1]</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10]</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9]</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